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7738" officeooo:paragraph-rsid="000a7738"/>
    </style:style>
    <style:style style:name="T1" style:family="text">
      <style:text-properties officeooo:rsid="000c56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w Reichel</text:p>
      <text:p text:style-name="P1">DS_BOS_07</text:p>
      <text:p text:style-name="P1">1/11/2016</text:p>
      <text:p text:style-name="P1"/>
      <text:p text:style-name="P1">Project Intent-</text:p>
      <text:p text:style-name="P1">Through examining the pitch data generated by the gyro of a robot, I am aiming to classify the flooring type to enable other <text:span text:style-name="T1">autonomous</text:span> behavior.</text:p>
      <text:p text:style-name="P1"/>
      <text:p text:style-name="P1">Hypothesis-</text:p>
      <text:p text:style-name="P1">After establishing distance metrics, and training on multiple robots and surfaces to train in robot-to-robot variation, we will be able to <text:span text:style-name="T1">differentiate</text:span> between flooring types based solely on the signal return of the imu of a robot driving on <text:s/>a given surface.</text:p>
      <text:p text:style-name="P1"/>
      <text:p text:style-name="P1">Procedure-</text:p>
      <text:p text:style-name="P1">First Draft: Take data from robots and process with matlab. <text:s/>Write csv from discrete matlab entires. <text:s/>Aggregate data files by floor type into master data frame. <text:s/>Subset master matrix by 4 flooring surfaces, 2x hard, 2x soft. <text:s/>Train on this matrix subset. <text:s/>Using K-Means, perform unsupervised classification of training set.</text:p>
      <text:p text:style-name="P1"/>
      <text:p text:style-name="P1">Final Drat: Develop DWT-based model to better handle time series data. <text:s/>Train DWT and test.</text:p>
      <text:p text:style-name="P1"/>
      <text:p text:style-name="P1">Conclusions:</text:p>
      <text:p text:style-name="P1">K-Means is not stable with high-dimensional series. <text:s/>Going to FFT or DWT based model next iter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6:21:21.259713804</meta:creation-date>
    <dc:date>2016-01-11T16:37:11.020993843</dc:date>
    <meta:editing-duration>PT4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157" meta:character-count="999" meta:non-whitespace-character-count="846"/>
  </office:meta>
</office:document-meta>
</file>